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merican psyco</text:h>
      <text:p text:style-name="P5"/>
      <text:list xml:id="list114467167" text:style-name="L2">
        <text:list-item>
          <text:p text:style-name="P2">affiche américaine : </text:p>
        </text:list-item>
      </text:list>
      <text:p text:style-name="Standard">costar cravate avec reflet de l'autre personnalité dans le couteaux</text:p>
      <text:p text:style-name="Standard">psyco en police manuscrite comme le reflet de sa folie</text:p>
      <text:p text:style-name="Standard">mais visage détourné comme un refus de ce qu'il est </text:p>
      <text:p text:style-name="Standard"/>
      <text:list xml:id="list159881303" text:style-name="L1">
        <text:list-item>
          <text:p text:style-name="P1">affiche française : </text:p>
        </text:list-item>
      </text:list>
      <text:p text:style-name="Standard">tache de sang avec le visage de l'assassin qui est en sur impression rouge</text:p>
      <text:p text:style-name="Standard">homme solitaire ne fantomatique</text:p>
      <text:p text:style-name="Standard">tache de sang corp de femme </text:p>
      <text:p text:style-name="Standard">regard direct et froid de tueur</text:p>
      <text:p text:style-name="Standard"/>
      <text:list xml:id="list373582660" text:style-name="L3">
        <text:list-item>
          <text:p text:style-name="P3">affiche japonaise : </text:p>
        </text:list-item>
      </text:list>
      <text:p text:style-name="Standard">a la yakusa trainé de sang derrière un sac a cadavre</text:p>
      <text:p text:style-name="Standard">contraste purté du blanc et de la ligne de sang</text:p>
      <text:p text:style-name="Standard">il est a nouveaux seul dans sont mo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17T09:41:34.06</meta:creation-date>
    <dc:date>2011-10-17T10:39:40</dc:date>
    <meta:editing-duration>PT00H19M51S</meta:editing-duration>
    <meta:editing-cycles>6</meta:editing-cycles>
    <meta:generator>OpenOffice.org/3.1$Linux OpenOffice.org_project/310m19$Build-9420</meta:generator>
    <meta:document-statistic meta:table-count="0" meta:image-count="0" meta:object-count="0" meta:page-count="1" meta:paragraph-count="14" meta:word-count="103" meta:character-count="552"/>
  </office:meta>
</office:document-meta>
</file>